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d6e" officeooo:paragraph-rsid="000f8d6e"/>
    </style:style>
    <style:style style:name="P2" style:family="paragraph" style:parent-style-name="Standard">
      <style:text-properties officeooo:rsid="0010a5ca" officeooo:paragraph-rsid="0010a5ca"/>
    </style:style>
    <style:style style:name="P3" style:family="paragraph" style:parent-style-name="Standard">
      <style:text-properties fo:font-style="normal" officeooo:rsid="000f8d6e" officeooo:paragraph-rsid="000f8d6e" style:font-style-asian="normal" style:font-style-complex="normal"/>
    </style:style>
    <style:style style:name="P4" style:family="paragraph" style:parent-style-name="Standard">
      <style:text-properties fo:font-style="normal" officeooo:rsid="0010a5ca" officeooo:paragraph-rsid="0010a5ca" style:font-style-asian="normal" style:font-style-complex="normal"/>
    </style:style>
    <style:style style:name="P5" style:family="paragraph" style:parent-style-name="Standard">
      <style:text-properties fo:font-style="normal" officeooo:rsid="0011202e" officeooo:paragraph-rsid="0011202e" style:font-style-asian="normal" style:font-style-complex="normal"/>
    </style:style>
    <style:style style:name="P6" style:family="paragraph" style:parent-style-name="Standard">
      <style:text-properties fo:font-style="normal" officeooo:rsid="0019b3c2" officeooo:paragraph-rsid="0019b3c2" style:font-style-asian="normal" style:font-style-complex="normal"/>
    </style:style>
    <style:style style:name="P7" style:family="paragraph" style:parent-style-name="Standard">
      <style:text-properties fo:font-style="normal" officeooo:rsid="001b07d9" officeooo:paragraph-rsid="001b07d9" style:font-style-asian="normal" style:font-style-complex="normal"/>
    </style:style>
    <style:style style:name="P8" style:family="paragraph" style:parent-style-name="Standard">
      <style:text-properties fo:font-style="normal" officeooo:rsid="001c1c1e" officeooo:paragraph-rsid="001c1c1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f4be" style:font-style-asian="italic" style:font-style-complex="italic"/>
    </style:style>
    <style:style style:name="T3" style:family="text">
      <style:text-properties officeooo:rsid="0011f763"/>
    </style:style>
    <style:style style:name="T4" style:family="text">
      <style:text-properties officeooo:rsid="00120810"/>
    </style:style>
    <style:style style:name="T5" style:family="text">
      <style:text-properties officeooo:rsid="00127f7a"/>
    </style:style>
    <style:style style:name="T6" style:family="text">
      <style:text-properties officeooo:rsid="0013d2d8"/>
    </style:style>
    <style:style style:name="T7" style:family="text">
      <style:text-properties officeooo:rsid="0015c1fa"/>
    </style:style>
    <style:style style:name="T8" style:family="text">
      <style:text-properties officeooo:rsid="001881a5"/>
    </style:style>
    <style:style style:name="T9" style:family="text">
      <style:text-properties officeooo:rsid="001c14ca"/>
    </style:style>
    <style:style style:name="T10" style:family="text">
      <style:text-properties officeooo:rsid="001d817c"/>
    </style:style>
    <style:style style:name="T11" style:family="text">
      <style:text-properties officeooo:rsid="001db5f3"/>
    </style:style>
    <style:style style:name="T12" style:family="text">
      <style:text-properties officeooo:rsid="001f2dcb"/>
    </style:style>
    <style:style style:name="T13" style:family="text">
      <style:text-properties officeooo:rsid="001f4d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 in Verhulst intro paragraph. <text:span text:style-name="T4">DONE</text:span></text:p>
      <text:p text:style-name="P1"/>
      <text:p text:style-name="P1">Maybe try to prove that, for Verhulst, r &gt; 3 causes divergence (RoC = 0) <text:span text:style-name="T5">NO</text:span></text:p>
      <text:p text:style-name="P1"/>
      <text:p text:style-name="P1">Above MainVerhulstPoints paragraph, find r-value where 3-cycle occurs. <text:span text:style-name="T6">2.282 DONE</text:span></text:p>
      <text:p text:style-name="P1"/>
      <text:p text:style-name="P1">Something from Gleick Chaos book on 3-cycle?</text:p>
      <text:p text:style-name="P1"/>
      <text:p text:style-name="P1">Feigenbaum constant</text:p>
      <text:p text:style-name="P1"/>
      <text:p text:style-name="P1">How I did the main verhulst graph and the graph showing only period doubling points <text:span text:style-name="T7">DONE</text:span></text:p>
      <text:p text:style-name="P1"/>
      <text:p text:style-name="P1">How we improved the matlab graphs (Increased precision, two different ways of plotting (mine and Kiran's), making large array rather than a small array and 'increasing it's size', getting rid of magic numbers/using variable names so it can be easily improved or changed to do something different) – Integrate with Kiran's paragraph <text:s/><text:span text:style-name="T3">(by parts) DONE</text:span></text:p>
      <text:p text:style-name="P1"/>
      <text:p text:style-name="P1">Fix paragraph before Verhulst Xo figures, kept writing r instead of Xo, and need to find the Xo value where there stop being any attractors – More RoC can most likely <text:span text:style-name="T1">sod off </text:span><text:span text:style-name="T2">DONE</text:span></text:p>
      <text:p text:style-name="P1"/>
      <text:p text:style-name="P3">Dependence on initial conditions show by 0 &lt; Xo &lt; 1, as points move around, especially in chaotic part <text:span text:style-name="T13">DONE</text:span></text:p>
      <text:p text:style-name="P1"/>
      <text:p text:style-name="P3">Fix Verhulst1 and Verhulst14 graphs to be right shape <text:span text:style-name="T8">DONE</text:span></text:p>
      <text:p text:style-name="P1"/>
      <text:p text:style-name="P4">Talk about Robert May popularising logistic map???</text:p>
      <text:p text:style-name="P2"/>
      <text:p text:style-name="P4">Differences in interweaving lines between Verhulst and logistic???</text:p>
      <text:p text:style-name="P2"/>
      <text:p text:style-name="P4">Does Xo &gt; 1 stop single attractor for r &lt; 1, because earlier argument said rx(1-x) tended to 0 for 0 &lt; r &lt; 1 because, if 0 &lt; Xo &lt; 1, all terms in product between 0 and 1, but what if Xo &gt; 1, and 1 – Xo is negative <text:span text:style-name="T9">DONE</text:span></text:p>
      <text:p text:style-name="P2"/>
      <text:p text:style-name="P4">Intro about trig map (Really not much to say) <text:span text:style-name="T9">DONE</text:span></text:p>
      <text:p text:style-name="P2"/>
      <text:p text:style-name="P4">Introduce the main figure <text:span text:style-name="T9">DONE</text:span></text:p>
      <text:p text:style-name="P2"/>
      <text:p text:style-name="P4">Differences between trigonometric and other two <text:span text:style-name="T11">DONE</text:span></text:p>
      <text:p text:style-name="P2"/>
      <text:p text:style-name="P4">Looks like infinite period doublig at e (Talk about period doubling points) <text:span text:style-name="T11">DONE</text:span></text:p>
      <text:p text:style-name="P2"/>
      <text:p text:style-name="P4">Talk about different Xo values (Writing in libre doc) <text:span text:style-name="T12">DONE</text:span></text:p>
      <text:p text:style-name="P2"/>
      <text:p text:style-name="P4">Take out similarities and differences section <text:span text:style-name="T12">DONE</text:span></text:p>
      <text:p text:style-name="P2"/>
      <text:p text:style-name="P4">Map fractal properties – zoomed verhulst EPS pic!!!!!!!!!!!!</text:p>
      <text:p text:style-name="P2"/>
      <text:p text:style-name="P4">Take out extra??? <text:span text:style-name="T12">DONE</text:span></text:p>
      <text:p text:style-name="P2"/>
      <text:p text:style-name="P5"><text:soft-page-break/>Make sure references are all there <text:span text:style-name="T12">DONE</text:span></text:p>
      <text:p text:style-name="P2"/>
      <text:p text:style-name="P4">REREAD, REWORD, REORDER (Maybe split some stuff into different sections/subsections. especially in Verhulst section</text:p>
      <text:p text:style-name="P4"/>
      <text:p text:style-name="P6">README file</text:p>
      <text:p text:style-name="P6"/>
      <text:p text:style-name="P7">Make sure all &lt; and &gt; and \leq and \geq are correct</text:p>
      <text:p text:style-name="P7"/>
      <text:p text:style-name="P8">R VALUE SUCH THAT ALL LARGER R VALUES CAUSE DIVEGERNCE/NO ATTRACTORS <text:span text:style-name="T10">in verhulst se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1:45:53.829693521</meta:creation-date>
    <dc:date>2015-03-18T22:38:56.204365622</dc:date>
    <meta:editing-duration>PT3H41M22S</meta:editing-duration>
    <meta:editing-cycles>13</meta:editing-cycles>
    <meta:generator>LibreOffice/4.2.7.2$Linux_X86_64 LibreOffice_project/420m0$Build-2</meta:generator>
    <meta:document-statistic meta:table-count="0" meta:image-count="0" meta:object-count="0" meta:page-count="2" meta:paragraph-count="26" meta:word-count="353" meta:character-count="2083" meta:non-whitespace-character-count="1751"/>
  </office:meta>
</office:document-meta>
</file>